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8cd6" officeooo:paragraph-rsid="000d8c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ken for Docker CLI client</text:p>
      <text:p text:style-name="Standard"/>
      <text:p text:style-name="P1">Udacity-project4-udagram</text:p>
      <text:p text:style-name="P1"/>
      <text:p text:style-name="Standard"/>
      <text:p text:style-name="P1">run: docker login –username mikejacksoncode</text:p>
      <text:p text:style-name="Standard"/>
      <text:p text:style-name="Standard">ff810496-18e3-4b79-a81e-7d256677d405</text:p>
      <text:p text:style-name="Standard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8T22:03:10.704594785</meta:creation-date>
    <dc:date>2020-06-08T22:08:22.795591020</dc:date>
    <meta:editing-duration>PT5M12S</meta:editing-duration>
    <meta:editing-cycles>1</meta:editing-cycles>
    <meta:document-statistic meta:table-count="0" meta:image-count="0" meta:object-count="0" meta:page-count="1" meta:paragraph-count="4" meta:word-count="12" meta:character-count="130" meta:non-whitespace-character-count="122"/>
    <meta:generator>LibreOffice/6.4.2.2$Linux_X86_64 LibreOffice_project/40$Build-2</meta:generator>
  </office:meta>
</office:document-meta>
</file>